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20B00000043B6D1DFF1.png" manifest:media-type="image/png"/>
  <manifest:file-entry manifest:full-path="Pictures/100000000000016F0000004525A9FF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91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8" style:family="graphic" style:parent-style-name="standard">
      <style:graphic-properties draw:stroke="none" svg:stroke-color="#000000" draw:fill="none" draw:fill-color="#ffffff" fo:min-he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14" style:family="graphic" style:parent-style-name="standard">
      <style:graphic-properties draw:stroke="none" svg:stroke-color="#000000" draw:fill="none" draw:fill-color="#ffffff" fo:min-height="0.6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3" style:family="text">
      <style:text-properties fo:font-family="Arial" style:font-family-generic="roman" style:font-pitch="variable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4" style:family="text">
      <style:text-properties fo:font-family="Arial" style:font-style-name="Regular" style:font-family-generic="swiss" fo:font-size="20pt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5" style:family="text">
      <style:text-properties style:text-position="0% 100%"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6" style:family="text">
      <style:text-properties style:text-position="sub 58%"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7" style:family="text">
      <style:text-properties style:text-position="sub 58%" fo:font-family="Arial" style:font-family-generic="roman" style:font-pitch="variable" fo:font-size="20pt" fo:font-weight="bold" style:font-family-asian="Arial" style:font-style-name-asian="Regular" style:font-family-generic-asian="swiss" style:font-size-asian="20pt" style:font-weight-asian="bold" style:font-family-complex="Arial" style:font-style-name-complex="Regular" style:font-family-generic-complex="swiss" style:font-size-complex="20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per 58%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Arial" style:font-style-name="Regular" style:font-family-generic="swiss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13" style:family="text">
      <style:text-properties style:text-position="sub 58%" fo:font-family="Arial" style:font-family-generic="roman" style:font-pitch="variable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2cm" svg:x="9cm" svg:y="3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891cm" svg:height="1.749cm" svg:x="9.2cm" svg:y="4.018cm">
          <draw:text-box>
            <text:p><text:span text:style-name="T1">Hartree self energy</text:span></text:p>
            <text:p><text:span text:style-name="T2">Σ</text:span><text:span text:style-name="T3">(</text:span><text:span text:style-name="T2">ω</text:span><text:span text:style-name="T3">)</text:span></text:p>
          </draw:text-box>
        </draw:frame>
        <draw:frame draw:style-name="gr3" draw:layer="layout" svg:width="1.999cm" svg:height="0.999cm" svg:x="9.804cm" svg:y="14.4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7.6cm" svg:height="2.4cm" svg:x="1cm" svg:y="1.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14cm" svg:height="2.058cm" svg:x="1.26cm" svg:y="1.4cm">
          <draw:text-box>
            <text:p><text:span text:style-name="T4">DFT CALCULATION</text:span><text:span text:style-name="T1">:</text:span></text:p>
            <text:p><text:span text:style-name="T5">n</text:span><text:span text:style-name="T6">α</text:span><text:span text:style-name="T3">, n</text:span><text:span text:style-name="T7">tot</text:span><text:span text:style-name="T3">, </text:span><text:span text:style-name="T2">μ, </text:span><text:span text:style-name="T8">H</text:span><text:span text:style-name="T9">0</text:span><text:span text:style-name="T8">(K)</text:span></text:p>
          </draw:text-box>
        </draw:frame>
        <draw:frame draw:style-name="gr3" draw:layer="layout" svg:width="1.999cm" svg:height="0.999cm" svg:x="9.804cm" svg:y="14.49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.999cm" svg:height="0.999cm" svg:x="9.804cm" svg:y="14.4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3.3cm" svg:height="1.9cm" svg:x="16.1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792cm" svg:height="1.271cm" svg:x="16.295cm" svg:y="10.5cm">
          <draw:text-box>
            <text:p><text:span text:style-name="T2">Σ</text:span><text:span text:style-name="T6">new</text:span><text:span text:style-name="T3">(</text:span><text:span text:style-name="T2">ω</text:span><text:span text:style-name="T3">)</text:span></text:p>
          </draw:text-box>
        </draw:frame>
        <draw:custom-shape draw:style-name="gr1" draw:text-style-name="P1" draw:layer="layout" svg:width="3.4cm" svg:height="1.5cm" svg:x="16.5cm" svg:y="13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777cm" svg:height="2cm" svg:x="17.3cm" svg:y="13.7cm">
          <draw:text-box>
            <text:p><text:span text:style-name="T8">G</text:span><text:span text:style-name="T9">ii</text:span></text:p>
          </draw:text-box>
        </draw:frame>
        <draw:custom-shape draw:style-name="gr1" draw:text-style-name="P1" draw:layer="layout" svg:width="3.9cm" svg:height="4.5cm" svg:x="16.953cm" svg:y="17.8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8cm" svg:height="1.271cm" svg:x="17.579cm" svg:y="19.482cm">
          <draw:text-box>
            <text:p><text:span text:style-name="T8">n</text:span><text:span text:style-name="T9">tot</text:span><text:span text:style-name="T8">=n</text:span><text:span text:style-name="T9">temp</text:span></text:p>
          </draw:text-box>
        </draw:frame>
        <draw:custom-shape draw:style-name="gr1" draw:text-style-name="P1" draw:layer="layout" svg:width="4.2cm" svg:height="1.4cm" svg:x="12.8cm" svg:y="16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84cm" svg:height="0.962cm" svg:x="12.916cm" svg:y="16.8cm">
          <draw:text-box>
            <text:p>Update <text:span text:style-name="T1">μ</text:span></text:p>
          </draw:text-box>
        </draw:frame>
        <draw:custom-shape draw:style-name="gr1" draw:text-style-name="P1" draw:layer="layout" svg:width="4.9cm" svg:height="3.8cm" svg:x="6.9cm" svg:y="2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1.6cm" svg:height="0.962cm" svg:x="15.3cm" svg:y="19cm">
          <draw:text-box>
            <text:p><text:span text:style-name="T10">NO</text:span></text:p>
          </draw:text-box>
        </draw:frame>
        <draw:frame draw:style-name="gr9" draw:text-style-name="P2" draw:layer="layout" svg:width="3.445cm" svg:height="1.298cm" svg:x="7.7cm" svg:y="22cm">
          <draw:text-box>
            <text:p><text:span text:style-name="T8">G</text:span><text:span text:style-name="T9">ii</text:span><text:span text:style-name="T11">n</text:span><text:span text:style-name="T8">=G</text:span><text:span text:style-name="T9">ii</text:span><text:span text:style-name="T11">n+1</text:span></text:p>
          </draw:text-box>
        </draw:frame>
        <draw:frame draw:style-name="gr10" draw:text-style-name="P3" draw:layer="layout" svg:width="1.556cm" svg:height="0.962cm" svg:x="9.8cm" svg:y="24.6cm">
          <draw:text-box>
            <text:p><text:span text:style-name="T10">yes</text:span></text:p>
          </draw:text-box>
        </draw:frame>
        <draw:custom-shape draw:style-name="gr1" draw:text-style-name="P1" draw:layer="layout" svg:width="5.4cm" svg:height="3.2cm" svg:x="6.7cm" svg:y="2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layer="layout" svg:width="4.714cm" svg:height="1cm" svg:x="6.986cm" svg:y="26.5cm">
          <draw:text-box>
            <text:p>Luttinger Value</text:p>
          </draw:text-box>
        </draw:frame>
        <draw:custom-shape draw:style-name="gr11" draw:text-style-name="P4" draw:layer="layout" svg:width="4.9cm" svg:height="1.9cm" svg:x="14.4cm" svg:y="26.2cm">
          <text:p text:style-name="P1"><text:span text:style-name="T10">STOP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8cm" svg:height="0.962cm" svg:x="12cm" svg:y="26.2cm">
          <draw:text-box>
            <text:p><text:span text:style-name="T10">Yes</text:span></text:p>
          </draw:text-box>
        </draw:frame>
        <draw:custom-shape draw:style-name="gr11" draw:text-style-name="P1" draw:layer="layout" svg:width="3.4cm" svg:height="1.6cm" svg:x="1.083cm" svg:y="19.763cm">
          <text:p text:style-name="P1">Update <text:span text:style-name="T12">μ</text:span><text:span text:style-name="T13">0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455cm" svg:height="0.962cm" svg:x="5.1cm" svg:y="26.038cm">
          <draw:text-box>
            <text:p><text:span text:style-name="T10">NO</text:span></text:p>
          </draw:text-box>
        </draw:frame>
        <draw:frame draw:style-name="gr14" draw:text-style-name="P3" draw:layer="layout" svg:width="1.7cm" svg:height="0.962cm" svg:x="18.4cm" svg:y="23.038cm">
          <draw:text-box>
            <text:p><text:span text:style-name="T10">Yes</text:span></text:p>
          </draw:text-box>
        </draw:frame>
        <draw:custom-shape draw:style-name="gr1" draw:text-style-name="P1" draw:layer="layout" svg:width="4.6cm" svg:height="1.9cm" svg:x="15.8cm" svg:y="1.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407cm" svg:height="1.271cm" svg:x="15.754cm" svg:y="1.862cm">
          <draw:text-box>
            <text:p><text:span text:style-name="T14">Guess </text:span><text:span text:style-name="T2">μ</text:span><text:span text:style-name="T7">0</text:span></text:p>
          </draw:text-box>
        </draw:frame>
        <draw:line draw:style-name="gr15" draw:text-style-name="P1" draw:layer="layout" svg:x1="3.7cm" svg:y1="3.5cm" svg:x2="3.7cm" svg:y2="5.6cm">
          <text:p/>
        </draw:line>
        <draw:line draw:style-name="gr16" draw:text-style-name="P1" draw:layer="layout" svg:x1="2.6cm" svg:y1="27.1cm" svg:x2="2.5cm" svg:y2="21.663cm">
          <text:p/>
        </draw:line>
        <draw:line draw:style-name="gr15" draw:text-style-name="P1" draw:layer="layout" svg:x1="19.5cm" svg:y1="3.1cm" svg:x2="19.5cm" svg:y2="5.6cm">
          <text:p/>
        </draw:line>
        <draw:line draw:style-name="gr16" draw:text-style-name="P1" draw:layer="layout" svg:x1="19.5cm" svg:y1="5.6cm" svg:x2="15.3cm" svg:y2="5.6cm">
          <text:p/>
        </draw:line>
        <draw:line draw:style-name="gr15" draw:text-style-name="P1" draw:layer="layout" svg:x1="20.911cm" svg:y1="10.9cm" svg:x2="20.911cm" svg:y2="14.7cm">
          <text:p/>
        </draw:line>
        <draw:line draw:style-name="gr16" draw:text-style-name="P1" draw:layer="layout" svg:x1="20.9cm" svg:y1="14.6cm" svg:x2="19.9cm" svg:y2="14.6cm">
          <text:p/>
        </draw:line>
        <draw:line draw:style-name="gr15" draw:text-style-name="P1" draw:layer="layout" svg:x1="19.4cm" svg:y1="11cm" svg:x2="21cm" svg:y2="11cm">
          <text:p/>
        </draw:line>
        <draw:line draw:style-name="gr16" draw:text-style-name="P1" draw:layer="layout" svg:x1="18.926cm" svg:y1="15.09cm" svg:x2="18.926cm" svg:y2="17.6cm">
          <text:p/>
        </draw:line>
        <draw:line draw:style-name="gr15" draw:text-style-name="P1" draw:layer="layout" svg:x1="16.9cm" svg:y1="20.1cm" svg:x2="15cm" svg:y2="20.1cm">
          <text:p/>
        </draw:line>
        <draw:line draw:style-name="gr16" draw:text-style-name="P1" draw:layer="layout" svg:x1="15cm" svg:y1="20.1cm" svg:x2="15cm" svg:y2="17.9cm">
          <text:p/>
        </draw:line>
        <draw:line draw:style-name="gr15" draw:text-style-name="P1" draw:layer="layout" svg:x1="15cm" svg:y1="16.4cm" svg:x2="15cm" svg:y2="14.2cm">
          <text:p/>
        </draw:line>
        <draw:line draw:style-name="gr16" draw:text-style-name="P1" draw:layer="layout" svg:x1="15.036cm" svg:y1="14.19cm" svg:x2="16.536cm" svg:y2="14.19cm">
          <text:p/>
        </draw:line>
        <draw:line draw:style-name="gr15" draw:text-style-name="P1" draw:layer="layout" svg:x1="18.9cm" svg:y1="22.3cm" svg:x2="18.9cm" svg:y2="22.8cm">
          <text:p/>
        </draw:line>
        <draw:line draw:style-name="gr16" draw:text-style-name="P1" draw:layer="layout" svg:x1="18.9cm" svg:y1="22.853cm" svg:x2="11.7cm" svg:y2="22.8cm">
          <text:p/>
        </draw:line>
        <draw:line draw:style-name="gr16" draw:text-style-name="P1" draw:layer="layout" svg:x1="9.4cm" svg:y1="24.6cm" svg:x2="9.4cm" svg:y2="25.5cm">
          <text:p/>
        </draw:line>
        <draw:line draw:style-name="gr16" draw:text-style-name="P1" draw:layer="layout" svg:x1="12.2cm" svg:y1="27.1cm" svg:x2="14.3cm" svg:y2="27.1cm">
          <text:p/>
        </draw:line>
        <draw:line draw:style-name="gr15" draw:text-style-name="P1" draw:layer="layout" svg:x1="6.7cm" svg:y1="27.1cm" svg:x2="2.5cm" svg:y2="27.1cm">
          <text:p/>
        </draw:line>
        <draw:line draw:style-name="gr16" draw:text-style-name="P1" draw:layer="layout" svg:x1="3.699cm" svg:y1="5.597cm" svg:x2="8.899cm" svg:y2="5.597cm">
          <text:p/>
        </draw:line>
        <draw:line draw:style-name="gr15" draw:text-style-name="P1" draw:layer="layout" svg:x1="2.5cm" svg:y1="19.6cm" svg:x2="2.496cm" svg:y2="11.299cm">
          <text:p/>
        </draw:line>
        <draw:line draw:style-name="gr16" draw:text-style-name="P1" draw:layer="layout" svg:x1="2.578cm" svg:y1="11.268cm" svg:x2="3.778cm" svg:y2="11.268cm">
          <text:p/>
        </draw:line>
        <draw:line draw:style-name="gr16" draw:text-style-name="P1" draw:layer="layout" svg:x1="5.5cm" svg:y1="22.8cm" svg:x2="5.537cm" svg:y2="15.6cm">
          <text:p/>
        </draw:line>
        <draw:line draw:style-name="gr15" draw:text-style-name="P1" draw:layer="layout" svg:x1="5.5cm" svg:y1="15.698cm" svg:x2="5.526cm" svg:y2="11.1cm">
          <text:p/>
        </draw:line>
        <draw:line draw:style-name="gr16" draw:text-style-name="P1" draw:layer="layout" svg:x1="14.5cm" svg:y1="11.4cm" svg:x2="16cm" svg:y2="11.4cm">
          <text:p/>
        </draw:line>
        <draw:line draw:style-name="gr16" draw:text-style-name="P1" draw:layer="layout" svg:x1="6.9cm" svg:y1="22.8cm" svg:x2="5.5cm" svg:y2="22.8cm">
          <text:p/>
        </draw:line>
        <draw:frame draw:style-name="gr17" draw:layer="layout" svg:width="1.455cm" svg:height="0.963cm" svg:x="5.845cm" svg:y="21.837cm">
          <draw:text-box>
            <text:p><text:span text:style-name="T10">NO</text:span></text:p>
          </draw:text-box>
        </draw:frame>
        <draw:frame draw:style-name="gr18" draw:text-style-name="P1" draw:layer="layout" svg:width="11.1cm" svg:height="2.1cm" svg:x="4cm" svg:y="10.4cm">
          <draw:image xlink:href="Pictures/100000000000016F0000004525A9FFEF.png" xlink:type="simple" xlink:show="embed" xlink:actuate="onLoad">
            <text:p/>
          </draw:image>
        </draw:frame>
        <draw:line draw:style-name="gr16" draw:text-style-name="P1" draw:layer="layout" svg:x1="10.5cm" svg:y1="8.89cm" svg:x2="10.5cm" svg:y2="10.7cm">
          <text:p/>
        </draw:line>
        <draw:line draw:style-name="gr16" draw:text-style-name="P1" draw:layer="layout" svg:x1="10.6cm" svg:y1="6.2cm" svg:x2="10.6cm" svg:y2="7.7cm">
          <text:p/>
        </draw:line>
        <draw:frame draw:style-name="gr18" draw:text-style-name="P1" draw:layer="layout" svg:width="15.2cm" svg:height="1.5cm" svg:x="3.1cm" svg:y="7.6cm">
          <draw:image xlink:href="Pictures/100000000000020B00000043B6D1DF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7T11:40:44</meta:creation-date>
    <dc:date>2014-04-23T22:45:34</dc:date>
    <meta:editing-duration>PT5H43M39S</meta:editing-duration>
    <meta:editing-cycles>80</meta:editing-cycles>
    <meta:generator>LibreOffice/3.5$Linux_X86_64 LibreOffice_project/350m1$Build-2</meta:generator>
    <meta:document-statistic meta:object-count="57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mrow/>
</math>
</file>